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55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61.65pt"/>
    </style:style>
    <style:style style:name="co5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9" table:style-name="ta1">
        <table:shapes>
          <draw:frame draw:z-index="0" draw:style-name="gr1" draw:text-style-name="P1" svg:width="453.71pt" svg:height="255.32pt" svg:x="124.81pt" svg:y="76.79pt">
            <draw:object draw:notify-on-update-of-ranges="'IndMovil-C29'.A2:'IndMovil-C29'.A4 'IndMovil-C29'.B1:'IndMovil-C29'.B1 'IndMovil-C29'.B2:'IndMovil-C29'.B4 'IndMovil-C29'.C1:'IndMovil-C29'.C1 'IndMovil-C29'.C2:'IndMovil-C29'.C4 'IndMovil-C29'.D1:'IndMovil-C29'.D1 'IndMovil-C29'.D2:'IndMovil-C29'.D4 'IndMovil-C29'.E1:'IndMovil-C29'.E1 'IndMovil-C29'.E2:'IndMovil-C29'.E4 'IndMovil-C29'.F1:'IndMovil-C29'.F1 'IndMovil-C29'.F2:'IndMovil-C29'.F4 'IndMovil-C29'.G1:'IndMovil-C29'.G1 'IndMovil-C29'.G2:'IndMovil-C29'.G4 'IndMovil-C29'.H1:'IndMovil-C29'.H1 'IndMovil-C29'.H2:'IndMovil-C29'.H4 'IndMovil-C29'.I1:'IndMovil-C29'.I1 'IndMovil-C29'.I2:'IndMovil-C29'.I4 'IndMovil-C29'.J1:'IndMovil-C29'.J1 'IndMovil-C29'.J2:'IndMovil-C29'.J4 'IndMovil-C29'.K1:'IndMovil-C29'.K1 'IndMovil-C29'.K2:'IndMovil-C29'.K4 'IndMovil-C29'.L1:'IndMovil-C29'.L1 'IndMovil-C29'.L2:'IndMovil-C29'.L4 'IndMovil-C29'.M1:'IndMovil-C29'.M1 'IndMovil-C29'.M2:'IndMovil-C29'.M4 'IndMovil-C29'.N1:'IndMovil-C29'.N1 'IndMovil-C29'.N2:'IndMovil-C29'.N4 'IndMovil-C29'.O1:'IndMovil-C29'.O1 'IndMovil-C29'.O2:'IndMovil-C29'.O4 'IndMovil-C29'.P1:'IndMovil-C29'.P1 'IndMovil-C29'.P2:'IndMovil-C29'.P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ráfico Entrante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ráfico entrante LDI</text:p>
          </table:table-cell>
          <table:table-cell office:value-type="float" office:value="66907785" calcext:value-type="float">
            <text:p>66907785</text:p>
          </table:table-cell>
          <table:table-cell office:value-type="float" office:value="86149814" calcext:value-type="float">
            <text:p>86149814</text:p>
          </table:table-cell>
          <table:table-cell office:value-type="float" office:value="99052066" calcext:value-type="float">
            <text:p>99052066</text:p>
          </table:table-cell>
          <table:table-cell office:value-type="float" office:value="139708679" calcext:value-type="float">
            <text:p>139708679</text:p>
          </table:table-cell>
          <table:table-cell office:value-type="float" office:value="181199449" calcext:value-type="float">
            <text:p>181199449</text:p>
          </table:table-cell>
          <table:table-cell office:value-type="float" office:value="248559351" calcext:value-type="float">
            <text:p>248559351</text:p>
          </table:table-cell>
          <table:table-cell office:value-type="float" office:value="314763262" calcext:value-type="float">
            <text:p>314763262</text:p>
          </table:table-cell>
          <table:table-cell office:value-type="float" office:value="369743701" calcext:value-type="float">
            <text:p>369743701</text:p>
          </table:table-cell>
          <table:table-cell office:value-type="float" office:value="424796633" calcext:value-type="float">
            <text:p>424796633</text:p>
          </table:table-cell>
          <table:table-cell office:value-type="float" office:value="466084519" calcext:value-type="float">
            <text:p>466084519</text:p>
          </table:table-cell>
          <table:table-cell office:value-type="float" office:value="568869069" calcext:value-type="float">
            <text:p>568869069</text:p>
          </table:table-cell>
          <table:table-cell office:value-type="float" office:value="473249252" calcext:value-type="float">
            <text:p>473249252</text:p>
          </table:table-cell>
          <table:table-cell office:value-type="float" office:value="386984163" calcext:value-type="float">
            <text:p>386984163</text:p>
          </table:table-cell>
          <table:table-cell office:value-type="float" office:value="378367294" calcext:value-type="float">
            <text:p>378367294</text:p>
          </table:table-cell>
          <table:table-cell office:value-type="float" office:value="334781481" calcext:value-type="float">
            <text:p>334781481</text:p>
          </table:table-cell>
        </table:table-row>
        <table:table-row table:style-name="ro1">
          <table:table-cell office:value-type="string" calcext:value-type="string">
            <text:p>Tráfico entrante LDN</text:p>
          </table:table-cell>
          <table:table-cell office:value-type="float" office:value="91124407" calcext:value-type="float">
            <text:p>91124407</text:p>
          </table:table-cell>
          <table:table-cell office:value-type="float" office:value="108015358" calcext:value-type="float">
            <text:p>108015358</text:p>
          </table:table-cell>
          <table:table-cell office:value-type="float" office:value="151169359" calcext:value-type="float">
            <text:p>151169359</text:p>
          </table:table-cell>
          <table:table-cell office:value-type="float" office:value="191716461" calcext:value-type="float">
            <text:p>191716461</text:p>
          </table:table-cell>
          <table:table-cell office:value-type="float" office:value="305797231" calcext:value-type="float">
            <text:p>305797231</text:p>
          </table:table-cell>
          <table:table-cell office:value-type="float" office:value="446145749" calcext:value-type="float">
            <text:p>446145749</text:p>
          </table:table-cell>
          <table:table-cell office:value-type="float" office:value="356844221" calcext:value-type="float">
            <text:p>356844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áfico entrante Local</text:p>
          </table:table-cell>
          <table:table-cell office:value-type="float" office:value="954627590" calcext:value-type="float">
            <text:p>954627590</text:p>
          </table:table-cell>
          <table:table-cell office:value-type="float" office:value="1058922708" calcext:value-type="float">
            <text:p>1058922708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24284078812" calcext:value-type="float">
            <text:p>24284078812</text:p>
          </table:table-cell>
          <table:table-cell office:value-type="float" office:value="25854880467" calcext:value-type="float">
            <text:p>25854880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22:50:26.754045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03T22:50:45.197672028</dc:date>
    <meta:editing-duration>PT3M21S</meta:editing-duration>
    <meta:editing-cycles>2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bar" chart:style-name="ch1">
        <chart:title svg:x="4.491cm" svg:y="0.315cm" chart:style-name="ch2">
          <text:p>Tráfico móvil entrante en minutos</text:p>
        </chart:title>
        <chart:legend chart:legend-position="end" svg:x="14.513cm" svg:y="0.749cm" style:legend-expansion="high" chart:style-name="ch3"/>
        <chart:plot-area chart:style-name="ch4" table:cell-range-address="'IndMovil-C29'.A1:'IndMovil-C29'.P4" chart:data-source-has-labels="both" svg:x="0.32cm" svg:y="1.28cm" svg:width="13.873cm" svg:height="7.548cm">
          <chartooo:coordinate-region svg:x="2.603cm" svg:y="1.478cm" svg:width="11.59cm" svg:height="6.707cm"/>
          <chart:axis chart:dimension="x" chart:name="primary-x" chart:style-name="ch5" chartooo:axis-type="auto">
            <chartooo:date-scale/>
            <chart:categories table:cell-range-address="'IndMovil-C29'.A2:'IndMovil-C29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Movil-C29'.B2:'IndMovil-C29'.B4" chart:label-cell-address="'IndMovil-C29'.B1:'IndMovil-C29'.B1" chart:class="chart:bar">
            <chart:data-point chart:repeated="3"/>
          </chart:series>
          <chart:series chart:style-name="ch9" chart:values-cell-range-address="'IndMovil-C29'.C2:'IndMovil-C29'.C4" chart:label-cell-address="'IndMovil-C29'.C1:'IndMovil-C29'.C1" chart:class="chart:bar">
            <chart:data-point chart:repeated="3"/>
          </chart:series>
          <chart:series chart:style-name="ch10" chart:values-cell-range-address="'IndMovil-C29'.D2:'IndMovil-C29'.D4" chart:label-cell-address="'IndMovil-C29'.D1:'IndMovil-C29'.D1" chart:class="chart:bar">
            <chart:data-point chart:repeated="3"/>
          </chart:series>
          <chart:series chart:style-name="ch11" chart:values-cell-range-address="'IndMovil-C29'.E2:'IndMovil-C29'.E4" chart:label-cell-address="'IndMovil-C29'.E1:'IndMovil-C29'.E1" chart:class="chart:bar">
            <chart:data-point chart:repeated="3"/>
          </chart:series>
          <chart:series chart:style-name="ch12" chart:values-cell-range-address="'IndMovil-C29'.F2:'IndMovil-C29'.F4" chart:label-cell-address="'IndMovil-C29'.F1:'IndMovil-C29'.F1" chart:class="chart:bar">
            <chart:data-point chart:repeated="3"/>
          </chart:series>
          <chart:series chart:style-name="ch13" chart:values-cell-range-address="'IndMovil-C29'.G2:'IndMovil-C29'.G4" chart:label-cell-address="'IndMovil-C29'.G1:'IndMovil-C29'.G1" chart:class="chart:bar">
            <chart:data-point chart:repeated="3"/>
          </chart:series>
          <chart:series chart:style-name="ch14" chart:values-cell-range-address="'IndMovil-C29'.H2:'IndMovil-C29'.H4" chart:label-cell-address="'IndMovil-C29'.H1:'IndMovil-C29'.H1" chart:class="chart:bar">
            <chart:data-point chart:repeated="3"/>
          </chart:series>
          <chart:series chart:style-name="ch15" chart:values-cell-range-address="'IndMovil-C29'.I2:'IndMovil-C29'.I4" chart:label-cell-address="'IndMovil-C29'.I1:'IndMovil-C29'.I1" chart:class="chart:bar">
            <chart:data-point chart:repeated="3"/>
          </chart:series>
          <chart:series chart:style-name="ch16" chart:values-cell-range-address="'IndMovil-C29'.J2:'IndMovil-C29'.J4" chart:label-cell-address="'IndMovil-C29'.J1:'IndMovil-C29'.J1" chart:class="chart:bar">
            <chart:data-point chart:repeated="3"/>
          </chart:series>
          <chart:series chart:style-name="ch17" chart:values-cell-range-address="'IndMovil-C29'.K2:'IndMovil-C29'.K4" chart:label-cell-address="'IndMovil-C29'.K1:'IndMovil-C29'.K1" chart:class="chart:bar">
            <chart:data-point chart:repeated="3"/>
          </chart:series>
          <chart:series chart:style-name="ch18" chart:values-cell-range-address="'IndMovil-C29'.L2:'IndMovil-C29'.L4" chart:label-cell-address="'IndMovil-C29'.L1:'IndMovil-C29'.L1" chart:class="chart:bar">
            <chart:data-point chart:repeated="3"/>
          </chart:series>
          <chart:series chart:style-name="ch19" chart:values-cell-range-address="'IndMovil-C29'.M2:'IndMovil-C29'.M4" chart:label-cell-address="'IndMovil-C29'.M1:'IndMovil-C29'.M1" chart:class="chart:bar">
            <chart:data-point chart:repeated="3"/>
          </chart:series>
          <chart:series chart:style-name="ch8" chart:values-cell-range-address="'IndMovil-C29'.N2:'IndMovil-C29'.N4" chart:label-cell-address="'IndMovil-C29'.N1:'IndMovil-C29'.N1" chart:class="chart:bar">
            <chart:data-point chart:repeated="3"/>
          </chart:series>
          <chart:series chart:style-name="ch9" chart:values-cell-range-address="'IndMovil-C29'.O2:'IndMovil-C29'.O4" chart:label-cell-address="'IndMovil-C29'.O1:'IndMovil-C29'.O1" chart:class="chart:bar">
            <chart:data-point chart:repeated="3"/>
          </chart:series>
          <chart:series chart:style-name="ch10" chart:values-cell-range-address="'IndMovil-C29'.P2:'IndMovil-C29'.P4" chart:label-cell-address="'IndMovil-C29'.P1:'IndMovil-C29'.P1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9'.B1:'IndMovil-C29'.B1</svg:desc>
                </draw:g>
              </table:table-cell>
              <table:table-cell office:value-type="string">
                <text:p>2005</text:p>
                <draw:g>
                  <svg:desc>'IndMovil-C29'.C1:'IndMovil-C29'.C1</svg:desc>
                </draw:g>
              </table:table-cell>
              <table:table-cell office:value-type="string">
                <text:p>2006</text:p>
                <draw:g>
                  <svg:desc>'IndMovil-C29'.D1:'IndMovil-C29'.D1</svg:desc>
                </draw:g>
              </table:table-cell>
              <table:table-cell office:value-type="string">
                <text:p>2007</text:p>
                <draw:g>
                  <svg:desc>'IndMovil-C29'.E1:'IndMovil-C29'.E1</svg:desc>
                </draw:g>
              </table:table-cell>
              <table:table-cell office:value-type="string">
                <text:p>2008</text:p>
                <draw:g>
                  <svg:desc>'IndMovil-C29'.F1:'IndMovil-C29'.F1</svg:desc>
                </draw:g>
              </table:table-cell>
              <table:table-cell office:value-type="string">
                <text:p>2009</text:p>
                <draw:g>
                  <svg:desc>'IndMovil-C29'.G1:'IndMovil-C29'.G1</svg:desc>
                </draw:g>
              </table:table-cell>
              <table:table-cell office:value-type="string">
                <text:p>2010</text:p>
                <draw:g>
                  <svg:desc>'IndMovil-C29'.H1:'IndMovil-C29'.H1</svg:desc>
                </draw:g>
              </table:table-cell>
              <table:table-cell office:value-type="string">
                <text:p>2011</text:p>
                <draw:g>
                  <svg:desc>'IndMovil-C29'.I1:'IndMovil-C29'.I1</svg:desc>
                </draw:g>
              </table:table-cell>
              <table:table-cell office:value-type="string">
                <text:p>2012</text:p>
                <draw:g>
                  <svg:desc>'IndMovil-C29'.J1:'IndMovil-C29'.J1</svg:desc>
                </draw:g>
              </table:table-cell>
              <table:table-cell office:value-type="string">
                <text:p>2013</text:p>
                <draw:g>
                  <svg:desc>'IndMovil-C29'.K1:'IndMovil-C29'.K1</svg:desc>
                </draw:g>
              </table:table-cell>
              <table:table-cell office:value-type="string">
                <text:p>2014</text:p>
                <draw:g>
                  <svg:desc>'IndMovil-C29'.L1:'IndMovil-C29'.L1</svg:desc>
                </draw:g>
              </table:table-cell>
              <table:table-cell office:value-type="string">
                <text:p>2015</text:p>
                <draw:g>
                  <svg:desc>'IndMovil-C29'.M1:'IndMovil-C29'.M1</svg:desc>
                </draw:g>
              </table:table-cell>
              <table:table-cell office:value-type="string">
                <text:p>2016</text:p>
                <draw:g>
                  <svg:desc>'IndMovil-C29'.N1:'IndMovil-C29'.N1</svg:desc>
                </draw:g>
              </table:table-cell>
              <table:table-cell office:value-type="string">
                <text:p>2017</text:p>
                <draw:g>
                  <svg:desc>'IndMovil-C29'.O1:'IndMovil-C29'.O1</svg:desc>
                </draw:g>
              </table:table-cell>
              <table:table-cell office:value-type="string">
                <text:p>2018</text:p>
                <draw:g>
                  <svg:desc>'IndMovil-C29'.P1:'IndMovil-C2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áfico entrante LDI</text:p>
                <draw:g>
                  <svg:desc>'IndMovil-C29'.A2:'IndMovil-C29'.A4</svg:desc>
                </draw:g>
              </table:table-cell>
              <table:table-cell office:value-type="float" office:value="66907785">
                <text:p>66907785</text:p>
                <draw:g>
                  <svg:desc>'IndMovil-C29'.B2:'IndMovil-C29'.B4</svg:desc>
                </draw:g>
              </table:table-cell>
              <table:table-cell office:value-type="float" office:value="86149814">
                <text:p>86149814</text:p>
                <draw:g>
                  <svg:desc>'IndMovil-C29'.C2:'IndMovil-C29'.C4</svg:desc>
                </draw:g>
              </table:table-cell>
              <table:table-cell office:value-type="float" office:value="99052066">
                <text:p>99052066</text:p>
                <draw:g>
                  <svg:desc>'IndMovil-C29'.D2:'IndMovil-C29'.D4</svg:desc>
                </draw:g>
              </table:table-cell>
              <table:table-cell office:value-type="float" office:value="139708679">
                <text:p>139708679</text:p>
                <draw:g>
                  <svg:desc>'IndMovil-C29'.E2:'IndMovil-C29'.E4</svg:desc>
                </draw:g>
              </table:table-cell>
              <table:table-cell office:value-type="float" office:value="181199449">
                <text:p>181199449</text:p>
                <draw:g>
                  <svg:desc>'IndMovil-C29'.F2:'IndMovil-C29'.F4</svg:desc>
                </draw:g>
              </table:table-cell>
              <table:table-cell office:value-type="float" office:value="248559351">
                <text:p>248559351</text:p>
                <draw:g>
                  <svg:desc>'IndMovil-C29'.G2:'IndMovil-C29'.G4</svg:desc>
                </draw:g>
              </table:table-cell>
              <table:table-cell office:value-type="float" office:value="314763262">
                <text:p>314763262</text:p>
                <draw:g>
                  <svg:desc>'IndMovil-C29'.H2:'IndMovil-C29'.H4</svg:desc>
                </draw:g>
              </table:table-cell>
              <table:table-cell office:value-type="float" office:value="369743701">
                <text:p>369743701</text:p>
                <draw:g>
                  <svg:desc>'IndMovil-C29'.I2:'IndMovil-C29'.I4</svg:desc>
                </draw:g>
              </table:table-cell>
              <table:table-cell office:value-type="float" office:value="424796633">
                <text:p>424796633</text:p>
                <draw:g>
                  <svg:desc>'IndMovil-C29'.J2:'IndMovil-C29'.J4</svg:desc>
                </draw:g>
              </table:table-cell>
              <table:table-cell office:value-type="float" office:value="466084519">
                <text:p>466084519</text:p>
                <draw:g>
                  <svg:desc>'IndMovil-C29'.K2:'IndMovil-C29'.K4</svg:desc>
                </draw:g>
              </table:table-cell>
              <table:table-cell office:value-type="float" office:value="568869069">
                <text:p>568869069</text:p>
                <draw:g>
                  <svg:desc>'IndMovil-C29'.L2:'IndMovil-C29'.L4</svg:desc>
                </draw:g>
              </table:table-cell>
              <table:table-cell office:value-type="float" office:value="473249252">
                <text:p>473249252</text:p>
                <draw:g>
                  <svg:desc>'IndMovil-C29'.M2:'IndMovil-C29'.M4</svg:desc>
                </draw:g>
              </table:table-cell>
              <table:table-cell office:value-type="float" office:value="386984163">
                <text:p>386984163</text:p>
                <draw:g>
                  <svg:desc>'IndMovil-C29'.N2:'IndMovil-C29'.N4</svg:desc>
                </draw:g>
              </table:table-cell>
              <table:table-cell office:value-type="float" office:value="378367294">
                <text:p>378367294</text:p>
                <draw:g>
                  <svg:desc>'IndMovil-C29'.O2:'IndMovil-C29'.O4</svg:desc>
                </draw:g>
              </table:table-cell>
              <table:table-cell office:value-type="float" office:value="334781481">
                <text:p>334781481</text:p>
                <draw:g>
                  <svg:desc>'IndMovil-C29'.P2:'IndMovil-C29'.P4</svg:desc>
                </draw:g>
              </table:table-cell>
            </table:table-row>
            <table:table-row>
              <table:table-cell office:value-type="string">
                <text:p>Tráfico entrante LDN</text:p>
              </table:table-cell>
              <table:table-cell office:value-type="float" office:value="91124407">
                <text:p>91124407</text:p>
              </table:table-cell>
              <table:table-cell office:value-type="float" office:value="108015358">
                <text:p>108015358</text:p>
              </table:table-cell>
              <table:table-cell office:value-type="float" office:value="151169359">
                <text:p>151169359</text:p>
              </table:table-cell>
              <table:table-cell office:value-type="float" office:value="191716461">
                <text:p>191716461</text:p>
              </table:table-cell>
              <table:table-cell office:value-type="float" office:value="305797231">
                <text:p>305797231</text:p>
              </table:table-cell>
              <table:table-cell office:value-type="float" office:value="446145749">
                <text:p>446145749</text:p>
              </table:table-cell>
              <table:table-cell office:value-type="float" office:value="356844221">
                <text:p>35684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áfico entrante Local</text:p>
              </table:table-cell>
              <table:table-cell office:value-type="float" office:value="954627590">
                <text:p>954627590</text:p>
              </table:table-cell>
              <table:table-cell office:value-type="float" office:value="1058922708">
                <text:p>1058922708</text:p>
              </table:table-cell>
              <table:table-cell office:value-type="float" office:value="1211904425">
                <text:p>1211904425</text:p>
              </table:table-cell>
              <table:table-cell office:value-type="float" office:value="1376440097">
                <text:p>1376440097</text:p>
              </table:table-cell>
              <table:table-cell office:value-type="float" office:value="1736104032">
                <text:p>1736104032</text:p>
              </table:table-cell>
              <table:table-cell office:value-type="float" office:value="2141368661">
                <text:p>2141368661</text:p>
              </table:table-cell>
              <table:table-cell office:value-type="float" office:value="2694342886">
                <text:p>2694342886</text:p>
              </table:table-cell>
              <table:table-cell office:value-type="float" office:value="3803911316">
                <text:p>3803911316</text:p>
              </table:table-cell>
              <table:table-cell office:value-type="float" office:value="4212811737">
                <text:p>4212811737</text:p>
              </table:table-cell>
              <table:table-cell office:value-type="float" office:value="4914607463">
                <text:p>4914607463</text:p>
              </table:table-cell>
              <table:table-cell office:value-type="float" office:value="5694128857">
                <text:p>5694128857</text:p>
              </table:table-cell>
              <table:table-cell office:value-type="float" office:value="8586273194">
                <text:p>8586273194</text:p>
              </table:table-cell>
              <table:table-cell office:value-type="float" office:value="16165825038">
                <text:p>16165825038</text:p>
              </table:table-cell>
              <table:table-cell office:value-type="float" office:value="24284078812">
                <text:p>24284078812</text:p>
              </table:table-cell>
              <table:table-cell office:value-type="float" office:value="25854880467">
                <text:p>25854880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